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6.75mm" svg:y="1.27mm">
            <loext:p draw:notify-on-update-of-ranges="Sheet1.B1:Sheet1.B1 Sheet1.B2:Sheet1.B4 Sheet1.C1:Sheet1.C1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table:formula="of:=[.B2]/[.C2]" office:value-type="float" office:value="222.222222222222" calcext:value-type="float">
            <text:p>222.2222222222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" calcext:value-type="float">
            <text:p>400</text:p>
          </table:table-cell>
          <table:table-cell table:formula="of:=[.B3]/[.C3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50" calcext:value-type="float">
            <text:p>3550</text:p>
          </table:table-cell>
          <table:table-cell table:formula="of:=[.B4]/[.C4]" office:value-type="float" office:value="281.69014084507" calcext:value-type="float">
            <text:p>281.6901408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6-06-24T16:12:20.338032979</meta:creation-date>
    <dc:date>2016-06-24T22:56:45.335114773</dc:date>
    <dc:creator>Nathan Geffen</dc:creator>
    <meta:editing-duration>PT6H29M14S</meta:editing-duration>
    <meta:editing-cycles>1</meta:editing-cycles>
    <meta:document-statistic meta:table-count="1" meta:cell-count="15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B1:Sheet1.C4" chart:data-source-has-labels="row" svg:x="0.32cm" svg:y="0.18cm" svg:width="14.42cm" svg:height="8.64cm">
          <chartooo:coordinate-region svg:x="1.312cm" svg:y="0.379cm" svg:width="12.7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scatter">
            <chart:domain table:cell-range-address="Sheet1.B2:Sheet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B2:Sheet1.B4</svg:desc>
                </draw:g>
              </table:table-cell>
              <table:table-cell office:value-type="float" office:value="45">
                <text:p>45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3550">
                <text:p>3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